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f7d8" officeooo:paragraph-rsid="0006f7d8"/>
    </style:style>
    <style:style style:name="P2" style:family="paragraph" style:parent-style-name="Standard">
      <style:text-properties officeooo:rsid="0008b848" officeooo:paragraph-rsid="0008b848"/>
    </style:style>
    <style:style style:name="P3" style:family="paragraph" style:parent-style-name="Standard">
      <style:text-properties officeooo:rsid="0009df53" officeooo:paragraph-rsid="0009df53"/>
    </style:style>
    <style:style style:name="P4" style:family="paragraph" style:parent-style-name="Standard">
      <style:text-properties officeooo:rsid="000ba3e5" officeooo:paragraph-rsid="000ba3e5"/>
    </style:style>
    <style:style style:name="P5" style:family="paragraph" style:parent-style-name="Standard">
      <style:text-properties officeooo:rsid="000ba3e5" officeooo:paragraph-rsid="000ba3e5"/>
    </style:style>
    <style:style style:name="P6" style:family="paragraph" style:parent-style-name="Standard">
      <style:text-properties officeooo:rsid="000d410a" officeooo:paragraph-rsid="000d410a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228b22" style:font-name="lucidatypewriter" fo:font-size="10pt" style:font-size-asian="10pt"/>
    </style:style>
    <style:style style:name="T3" style:family="text">
      <style:text-properties officeooo:rsid="00075459"/>
    </style:style>
    <style:style style:name="T4" style:family="text">
      <style:text-properties officeooo:rsid="000a7d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changed new_SetUp from 0.005 to 1.</text:p>
      <text:p text:style-name="P1">I added this part in hab_setup_mixed.m </text:p>
      <text:p text:style-name="P1"><text:span text:style-name="T1">SetUp.kcPAR = 0.03; <text:s text:c="3"/></text:span><text:span text:style-name="T2">% biomass-dependent PAR attenuation (1/m/(mmolN/m3))</text:span></text:p>
      <text:p text:style-name="Standard"><text:span text:style-name="T1"><text:s text:c="12"/></text:span><text:span text:style-name="T2">% similar value if expressed as (1/m/(mgChl/m3))</text:span></text:p>
      <text:p text:style-name="P1"/>
      <text:p text:style-name="P1">I added values to hab_setup_midex.m <text:span text:style-name="T3">(obs with time in swr and how it is different from PAR)</text:span></text:p>
      <text:p text:style-name="P1">I need explanation of each term in case mixed_layer of hab_sms_diat</text:p>
      <text:p text:style-name="P1"/>
      <text:p text:style-name="P2">Terseleer works with</text:p>
      <text:p text:style-name="P2"/>
      <text:p text:style-name="P2"><text:s/>% Model variables: set initial values</text:p>
      <text:p text:style-name="P2"><text:s/>BioPar.PNF_0 = 1; <text:s text:c="9"/>% In mmolC/m3 <text:s/></text:p>
      <text:p text:style-name="P2"><text:s/>BioPar.PNS_0 = 1; <text:s/><text:tab/><text:tab/>% In mmolC/m3 <text:s/></text:p>
      <text:p text:style-name="P2"><text:s/>BioPar.PNR_0 = 1; <text:s/><text:tab/><text:tab/>% In mmolC/m3 <text:s/></text:p>
      <text:p text:style-name="P2"><text:s/>BioPar.pDA_0 = 0; <text:s/><text:tab/><text:tab/>% In mmolC/m3 <text:s/></text:p>
      <text:p text:style-name="P2"><text:s/>BioPar.dDA_0 = 0; <text:s/><text:tab/><text:tab/>% In mmolC/m3 <text:s/></text:p>
      <text:p text:style-name="P2"><text:s/>BioPar.NO3_0 = 980; <text:s/><text:tab/><text:tab/>% In mmolN/m3 <text:s/></text:p>
      <text:p text:style-name="P2"><text:s/>BioPar.Si_0 = 132; <text:s/><text:tab/><text:tab/>% In mmolSi/m3 <text:s/></text:p>
      <text:p text:style-name="P2"><text:s/>BioPar.PO4_0 = 16; <text:s/><text:tab/><text:tab/>% In mmolP/m3 <text:s/></text:p>
      <text:p text:style-name="P2">%BioPar.NO3_0 = 16; <text:s/><text:tab/><text:tab/>% In mmolN/m3 <text:s/></text:p>
      <text:p text:style-name="P2">%BioPar.Si_0 = 16; <text:s/><text:tab/><text:tab/>% In mmolSi/m3 <text:s/></text:p>
      <text:p text:style-name="P2">%BioPar.PO4_0 = 1; <text:s/><text:tab/><text:tab/>% In mmolP/m3 <text:s/></text:p>
      <text:p text:style-name="P2"/>
      <text:p text:style-name="P2"><text:s/>% For the chemostat or mixed layer case, set up input values for all tracers</text:p>
      <text:p text:style-name="P2"><text:s/>% (typically, specify nutrients and set all biological terms to 0)</text:p>
      <text:p text:style-name="P2"><text:s/>BioPar.PNF_in = 0; <text:s text:c="13"/>% In mmolC/m3 <text:s/></text:p>
      <text:p text:style-name="P2"><text:s/>BioPar.PNS_in = 0; <text:s/><text:tab/><text:tab/>% In mmolC/m3 <text:s/></text:p>
      <text:p text:style-name="P2"><text:s/>BioPar.PNR_in = 0; <text:s/><text:tab/><text:tab/>% In mmolC/m3 <text:s/></text:p>
      <text:p text:style-name="P2"><text:s/>BioPar.pDA_in = 0; <text:s/><text:tab/><text:tab/>% In mmolC/m3 <text:s/></text:p>
      <text:p text:style-name="P2"><text:s/>BioPar.dDA_in = 0; <text:s/><text:tab/><text:tab/>% In mmolC/m3 <text:s/></text:p>
      <text:p text:style-name="P2"><text:s/>BioPar.NO3_in = 16; <text:tab/><text:tab/>% In mmolN/m3 <text:s/></text:p>
      <text:p text:style-name="P2"><text:s/>BioPar.Si_in = 16; <text:s/><text:tab/><text:tab/>% In mmolSi/m3 <text:s/></text:p>
      <text:p text:style-name="P2"><text:s/>BioPar.PO4_in = 1; <text:s/><text:tab/><text:tab/>% In mmolP/m3 <text:s/></text:p>
      <text:p text:style-name="P2"/>
      <text:p text:style-name="P2">– </text:p>
      <text:p text:style-name="P2"/>
      <text:p text:style-name="P3">Add new values to the nutrients at the ML. <text:span text:style-name="T4">Doubt with Si and SiO2. </text:span></text:p>
      <text:p text:style-name="P3">the term of dilution is always positive and is always given nutrients but a little more during shallow ML , but is really small. We need something like a delta function that provides a lot of nutrients in 1 week for example and then shut down for simulate upwelling. </text:p>
      <text:p text:style-name="P4">Terseleer doesn’t have a source for nutrients. </text:p>
      <text:p text:style-name="P4"/>
      <text:p text:style-name="P4">–</text:p>
      <text:p text:style-name="P4"/>
      <text:p text:style-name="P6">add another case in iFlow where is zero everywhere and peak in June. A sin idealized function. 100 maybe it is small. Minimum 6 month from June. WsinkP (sinking velocity : 20-50 m per day and if you take that sinkin deep /mld that is the removal rate by sinking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6:15:25.995178452</meta:creation-date>
    <dc:date>2020-05-06T16:58:02.896418790</dc:date>
    <meta:editing-duration>PT3H6M3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35" meta:word-count="325" meta:character-count="1951" meta:non-whitespace-character-count="1510"/>
  </office:meta>
</office:document-meta>
</file>